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24pt" fo:language="en" fo:country="US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Arial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style:font-name="Arial1" fo:font-size="10pt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Times New Roman1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text-properties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text-properties fo:font-size="12pt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text-properties style:text-line-through-style="solid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text-properties fo:color="#ff6600" style:text-line-through-style="solid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2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list-style-name="L4">
      <style:paragraph-properties fo:margin-top="0.199cm" fo:margin-bottom="0cm"/>
      <style:text-properties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margin-top="0.199cm" fo:margin-bottom="0cm"/>
      <style:text-properties fo:font-size="12pt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4">
      <style:paragraph-properties fo:margin-top="0.199cm" fo:margin-bottom="0cm"/>
      <style:text-properties fo:font-size="12pt" fo:language="ru" fo:country="RU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Times New Roman1" fo:language="ru" fo:country="RU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Times New Roman1" fo:language="ru" fo:country="RU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hFinder</text:p>
      <text:p text:style-name="P3">Документ исследовательского проекта</text:p>
      <text:p text:style-name="P2"/>
      <text:p text:style-name="P5">Цель: </text:p>
      <text:list xml:id="list5553030316640810635" text:style-name="L1">
        <text:list-item>
          <text:p text:style-name="P8">научиться работать с датчиками смартфона</text:p>
        </text:list-item>
        <text:list-item>
          <text:p text:style-name="P9"><text:span text:style-name="T1">понять, можно ли по данным ускорения и ориентации устройства определить его скорость и его вектор, и ,соответственно, </text:span><text:span text:style-name="T2">определить пройденный путь</text:span></text:p>
        </text:list-item>
      </text:list>
      <text:p text:style-name="P4"/>
      <text:p text:style-name="P7">Задачи:</text:p>
      <text:list xml:id="list9188026272890814031" text:style-name="L2">
        <text:list-item>
          <text:p text:style-name="P15">сделать графики ускорения и гравитации</text:p>
        </text:list-item>
        <text:list-item>
          <text:p text:style-name="P15">научиться определять чистое ускорение устройства</text:p>
        </text:list-item>
        <text:list-item>
          <text:p text:style-name="P15">фильтровать чистое ускорение</text:p>
        </text:list-item>
        <text:list-item>
          <text:p text:style-name="P15">сделать поле для изменения коэффициента Калмана для акселерометра <text:span text:style-name="T3">(KA)</text:span></text:p>
        </text:list-item>
        <text:list-item>
          <text:p text:style-name="P16">отрегулировать К<text:span text:style-name="T3">C</text:span> до приемлемого</text:p>
        </text:list-item>
        <text:list-item>
          <text:p text:style-name="P11">научиться определять скорость</text:p>
        </text:list-item>
        <text:list-item>
          <text:p text:style-name="P17">сделать калибровку</text:p>
        </text:list-item>
        <text:list-item>
          <text:p text:style-name="P11">научиться определять путь на одной плоскости</text:p>
        </text:list-item>
        <text:list-item>
          <text:p text:style-name="P11">научиться учитывать повороты устройства для определения скорости и пути</text:p>
        </text:list-item>
        <text:list-item>
          <text:p text:style-name="P11">подвести итоги</text:p>
        </text:list-item>
      </text:list>
      <text:p text:style-name="P6"/>
      <text:p text:style-name="P7">Рабочая информация:</text:p>
      <text:list xml:id="list2078481048659253225" text:style-name="L3">
        <text:list-item>
          <text:p text:style-name="P12"><draw:frame draw:style-name="fr1" draw:name="Объект2" text:anchor-type="as-char" svg:width="2.295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- </text:span>определение чистого ускорения</text:p>
        </text:list-item>
        <text:list-item>
          <text:p text:style-name="P12"><draw:frame draw:style-name="fr1" draw:name="Объект1" text:anchor-type="as-char" svg:width="1.633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12"><draw:frame draw:style-name="fr1" draw:name="Объект3" text:anchor-type="as-char" svg:width="2.478cm" svg:height="0.46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</text:list-item>
      </text:list>
      <text:p text:style-name="P7"/>
      <text:p text:style-name="P6">Используются значения:</text:p>
      <text:list xml:id="list3018889548583894066" text:style-name="L6">
        <text:list-item>
          <text:p text:style-name="P13">Акселерометр: </text:p>
        </text:list-item>
        <text:list-item>
          <text:p text:style-name="P13">Гравитация:</text:p>
        </text:list-item>
        <text:list-item>
          <text:p text:style-name="P13">Ориентация: ---</text:p>
        </text:list-item>
      </text:list>
      <text:p text:style-name="P6"/>
      <text:p text:style-name="P7">Проблемы:</text:p>
      <text:list xml:id="list4881146717900451162" text:style-name="L4">
        <text:list-item>
          <text:p text:style-name="P14">Точность акселерометра</text:p>
          <text:p text:style-name="P19">Акселерометр <text:span text:style-name="T3">(ST_LIS3DHTR) </text:span>на моем телефоне <text:span text:style-name="T3">(Xiaomi Redmi 6A) </text:span>имеет точность до 3-х знаков после запятой, а датчик гравитации (?) имеет более высокую точность (до 7-ми знаков точно). Поэтому при подсчете чистого ускорения (данные акселерометра минус данные гравитации) оно получалось с очень большой погрешностью.</text:p>
          <text:p text:style-name="P21">Решение (не проверялось):<text:span text:style-name="T4"> округлить значения акселерометра и датчика гравитации до 3-х знаков и работать уже с округленными значениями.</text:span></text:p>
        </text:list-item>
        <text:list-item>
          <text:p text:style-name="P20">Отсутствие некоторых датчиков</text:p>
          <text:p text:style-name="P19">На моем телефоне отсутствовали виртуальный датчик чистого ускорения и гироскоп.</text:p>
          <text:p text:style-name="P21">Решение: <text:span text:style-name="T4">высчитывать чистое ускорение по каждой оси как разность данных акселерометра и данных гравитации, используя фильтр Калмана.</text:span></text:p>
          <text:p text:style-name="P21">(не проверялось): <text:span text:style-name="T4">вместо гироскопа можно использовать датчик геомагнитной ориентации (хоть он и признан устаревшим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1M44S</meta:editing-duration>
    <meta:editing-cycles>8</meta:editing-cycles>
    <meta:generator>OpenOffice/4.1.7$Win32 OpenOffice.org_project/417m1$Build-9800</meta:generator>
    <dc:date>2020-04-27T22:22:31.95</dc:date>
    <meta:document-statistic meta:table-count="0" meta:image-count="0" meta:object-count="3" meta:page-count="1" meta:paragraph-count="32" meta:word-count="224" meta:character-count="16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KC</mi>
      <mi mathvariant="italic">около</mi>
      <mn>0.5</mn>
    </mrow>
    <annotation encoding="StarMath 5.0">KC около 0.5</annotation>
  </semantics>
</math>
</file>

<file path=Object 2/content.xml><?xml version="1.0" encoding="utf-8"?>
<math xmlns="http://www.w3.org/1998/Math/MathML">
  <semantics>
    <mrow>
      <mrow>
        <mi mathvariant="italic">alpha</mi>
        <mo stretchy="false">=</mo>
        <mn>0.03</mn>
      </mrow>
    </mrow>
    <annotation encoding="StarMath 5.0">alpha = 0.03</annotation>
  </semantics>
</math>
</file>

<file path=Object 3/content.xml><?xml version="1.0" encoding="utf-8"?>
<math xmlns="http://www.w3.org/1998/Math/MathML">
  <semantics>
    <mrow>
      <mrow>
        <mi mathvariant="italic">KA</mi>
        <mo stretchy="false">≤</mo>
        <mn>0.5</mn>
      </mrow>
    </mrow>
    <annotation encoding="StarMath 5.0">KA &lt;= 0.5</annotation>
  </semantics>
</math>
</file>